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2.4043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7618in"/>
    </style:style>
    <style:style style:name="ro1" style:family="table-row">
      <style:table-row-properties style:row-height="0.6346in" fo:break-before="auto" style:use-optimal-row-height="true"/>
    </style:style>
    <style:style style:name="ro2" style:family="table-row">
      <style:table-row-properties style:row-height="0.119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311in" fo:break-before="auto" style:use-optimal-row-height="tru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2992in" fo:break-before="auto" style:use-optimal-row-height="true"/>
    </style:style>
    <style:style style:name="ro7" style:family="table-row">
      <style:table-row-properties style:row-height="0.1492in" fo:break-before="auto" style:use-optimal-row-height="false"/>
    </style:style>
    <style:style style:name="ro8" style:family="table-row">
      <style:table-row-properties style:row-height="0.1374in" fo:break-before="auto" style:use-optimal-row-height="false"/>
    </style:style>
    <style:style style:name="ro9" style:family="table-row">
      <style:table-row-properties style:row-height="0.1134in" fo:break-before="auto" style:use-optimal-row-height="fals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555in" fo:break-before="auto" style:use-optimal-row-height="false"/>
    </style:style>
    <style:style style:name="ro12" style:family="table-row">
      <style:table-row-properties style:row-height="0.1311in" fo:break-before="auto" style:use-optimal-row-height="false"/>
    </style:style>
    <style:style style:name="ro13" style:family="table-row">
      <style:table-row-properties style:row-height="0.1256in" fo:break-before="auto" style:use-optimal-row-height="false"/>
    </style:style>
    <style:style style:name="ro14" style:family="table-row">
      <style:table-row-properties style:row-height="0.389in" fo:break-before="auto" style:use-optimal-row-height="false"/>
    </style:style>
    <style:style style:name="ro15" style:family="table-row">
      <style:table-row-properties style:row-height="0.1736in" fo:break-before="auto" style:use-optimal-row-height="false"/>
    </style:style>
    <style:style style:name="ro16" style:family="table-row">
      <style:table-row-properties style:row-height="0.4665in" fo:break-before="auto" style:use-optimal-row-height="true"/>
    </style:style>
    <style:style style:name="ro17" style:family="table-row">
      <style:table-row-properties style:row-height="0.1244in" fo:break-before="auto" style:use-optimal-row-height="true"/>
    </style:style>
    <style:style style:name="ta1" style:family="table" style:master-page-name="PageStyle_5f_AXN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0f8edf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99d3f8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6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7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e6e6e6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0f8ed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ackground-color="#99d3f8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italic" fo:text-shadow="none" style:text-underline-style="none" fo:font-weight="bold" style:font-size-asian="5pt" style:font-style-asian="italic" style:font-weight-asian="bold" style:font-name-complex="Calibri" style:font-size-complex="5pt" style:font-style-complex="italic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italic" fo:text-shadow="none" style:text-underline-style="none" fo:font-weight="bold" style:font-size-asian="5pt" style:font-style-asian="italic" style:font-weight-asian="bold" style:font-name-complex="Calibri" style:font-size-complex="5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name-asian="Droid Sans Fallback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ackground-color="#0f8ed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ackground-color="#99d3f8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9" style:family="table-cell" style:parent-style-name="Excel_20_Built-in_20_Normal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2" style:family="table-cell" style:parent-style-name="Excel_20_Built-in_20_Normal" style:data-style-name="N132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3" style:family="table-cell" style:parent-style-name="Excel_20_Built-in_20_Normal" style:data-style-name="N132">
      <style:table-cell-properties style:glyph-orientation-vertical="0" fo:background-color="#0f8ed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34" style:family="table-cell" style:parent-style-name="Excel_20_Built-in_20_Percen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5" style:family="table-cell" style:parent-style-name="Excel_20_Built-in_20_Normal" style:data-style-name="N132">
      <style:table-cell-properties style:glyph-orientation-vertical="0" fo:background-color="#99d3f8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6" style:family="table-cell" style:parent-style-name="Excel_20_Built-in_20_Normal" style:data-style-name="N132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7" style:family="table-cell" style:parent-style-name="Excel_20_Built-in_20_Normal" style:data-style-name="N132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8" style:family="table-cell" style:parent-style-name="Excel_20_Built-in_20_Normal" style:data-style-name="N13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39" style:family="table-cell" style:parent-style-name="Excel_20_Built-in_20_Normal">
      <style:table-cell-properties style:glyph-orientation-vertical="0" fo:background-color="#ff000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0" style:family="table-cell" style:parent-style-name="Excel_20_Built-in_20_Normal" style:data-style-name="N13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1" style:family="table-cell" style:parent-style-name="Excel_20_Built-in_20_Normal" style:data-style-name="N13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2" style:family="table-cell" style:parent-style-name="Excel_20_Built-in_20_Normal" style:data-style-name="N132">
      <style:table-cell-properties style:glyph-orientation-vertical="0" fo:background-color="#e6e6e6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3" style:family="table-cell" style:parent-style-name="Excel_20_Built-in_20_Normal" style:data-style-name="N132">
      <style:table-cell-properties style:glyph-orientation-vertical="0" fo:background-color="#0f8edf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44" style:family="table-cell" style:parent-style-name="Excel_20_Built-in_20_Normal" style:data-style-name="N132">
      <style:table-cell-properties style:glyph-orientation-vertical="0" fo:background-color="#99d3f8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5" style:family="table-cell" style:parent-style-name="Excel_20_Built-in_20_Normal" style:data-style-name="N132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6" style:family="table-cell" style:parent-style-name="Excel_20_Built-in_20_Normal" style:data-style-name="N132">
      <style:table-cell-properties style:glyph-orientation-vertical="0" fo:background-color="#e6e6e6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9d3f8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9" style:family="table-cell" style:parent-style-name="Excel_20_Built-in_20_Normal" style:data-style-name="N132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50" style:family="table-cell" style:parent-style-name="Excel_20_Built-in_20_Normal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51" style:family="table-cell" style:parent-style-name="Default">
      <style:table-cell-properties style:vertical-align="middle"/>
    </style:style>
    <style:style style:name="T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X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"/>
        <table:table-column table:style-name="co4" table:default-cell-style-name="ce32"/>
        <table:table-column table:style-name="co5" table:default-cell-style-name="ce41"/>
        <table:table-column table:style-name="co6" table:default-cell-style-name="ce3"/>
        <table:table-column table:style-name="co4" table:number-columns-repeated="251" table:default-cell-style-name="ce3"/>
        <table:table-column table:style-name="co4" table:number-columns-repeated="767" table:default-cell-style-name="Default"/>
        <table:table-row table:style-name="ro1">
          <table:table-cell table:style-name="ce1" table:number-columns-repeated="2"/>
          <table:table-cell table:style-name="ce23" office:value-type="string" table:number-columns-spanned="3" table:number-rows-spanned="1">
            <text:p>(+34) 958 285 024</text:p>
            <text:p>www.sevensecurity.es</text:p>
            <text:p>info@sevensols.com</text:p>
            <text:p/>
            <text:p>C/Baza, Parcela 19, Nave 3 \ P.I. Juncaril </text:p>
            <text:p>18210 - PELIGROS - GRANADA – SPAIN </text:p>
            <text:p/>
          </table:table-cell>
          <table:covered-table-cell table:number-columns-repeated="2" table:style-name="ce2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4" office:value-type="string">
            <text:p>Contacto:</text:p>
          </table:table-cell>
          <table:table-cell table:style-name="ce31" office:value-type="string" table:number-columns-spanned="2" table:number-rows-spanned="1">
            <text:p>benoit@sevensols.com</text:p>
          </table:table-cell>
          <table:covered-table-cell table:style-name="ce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4" office:value-type="string">
            <text:p>Item.</text:p>
          </table:table-cell>
          <table:table-cell table:style-name="ce13" office:value-type="string">
            <text:p>Description</text:p>
          </table:table-cell>
          <table:table-cell table:style-name="ce25" office:value-type="string">
            <text:p>Cantidad</text:p>
          </table:table-cell>
          <table:table-cell table:style-name="ce33" office:value-type="string">
            <text:p>Precio</text:p>
          </table:table-cell>
          <table:table-cell table:style-name="ce43" office:value-type="string">
            <text:p>Importe</text:p>
          </table:table-cell>
          <table:table-cell table:style-name="ce4" table:number-columns-repeated="1019"/>
        </table:table-row>
        <table:table-row table:style-name="ro3">
          <table:table-cell table:number-columns-repeated="3"/>
          <table:table-cell table:style-name="ce34" table:formula="of:=(1+0.3)" office:value-type="percentage" office:value="1.3">
            <text:p>130%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7S-WRSK-SPEC4-B</text:p>
          </table:table-cell>
          <table:table-cell table:style-name="ce14" office:value-type="string">
            <text:p>STARTING KIT SPECv4 – BASIC</text:p>
          </table:table-cell>
          <table:table-cell table:style-name="ce26"/>
          <table:table-cell table:style-name="ce35"/>
          <table:table-cell table:style-name="ce44"/>
          <table:table-cell table:style-name="ce47"/>
          <table:table-cell table:style-name="ce47" office:value-type="string">
            <text:p>Precio Ofertado</text:p>
          </table:table-cell>
          <table:table-cell table:style-name="ce47" table:number-columns-repeated="1017"/>
        </table:table-row>
        <table:table-row table:style-name="ro5">
          <table:table-cell/>
          <table:table-cell office:value-type="string">
            <text:p>Starting Kit recommended if you already have SFP and optical Fiber in your instalation.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table:style-name="ce6" office:value-type="string">
            <text:p>7S-WR-SPEC4</text:p>
          </table:table-cell>
          <table:table-cell table:style-name="ce16" office:value-type="string">
            <text:p>Simple PCIe FMC carrier v4</text:p>
          </table:table-cell>
          <table:table-cell table:style-name="ce23" office:value-type="float" office:value="2">
            <text:p>2</text:p>
          </table:table-cell>
          <table:table-cell table:style-name="ce36" office:value-type="currency" office:currency="EUR" office:value="660">
            <text:p><text:s/>660.00 € </text:p>
          </table:table-cell>
          <table:table-cell table:style-name="ce40" table:formula="of:=[.C10]*[.D10]" office:value-type="currency" office:currency="EUR" office:value="1320">
            <text:p><text:s/>1,320.00 € </text:p>
          </table:table-cell>
          <table:table-cell table:style-name="ce48"/>
          <table:table-cell table:style-name="ce48" office:value-type="float" office:value="1250">
            <text:p>1250</text:p>
          </table:table-cell>
          <table:table-cell table:style-name="ce48" table:formula="of:=[.G10]/2" office:value-type="float" office:value="625">
            <text:p>625</text:p>
          </table:table-cell>
          <table:table-cell table:style-name="ce48" table:number-columns-repeated="249"/>
          <table:table-cell table:style-name="ce51" table:number-columns-repeated="767"/>
        </table:table-row>
        <table:table-row table:style-name="ro1">
          <table:table-cell table:style-name="ce7"/>
          <table:table-cell office:value-type="string">
            <text:p>The FMC PCIe Carrier is an FMC carrier that can hold one FMC card and an SFP connector. </text:p>
            <text:p>&gt; 4-lane PCIe (Gennum GN4124)</text:p>
            <text:p>&gt; FMC slot with low pin count (LPC) connector</text:p>
            <text:p>&gt; 1 Xilinx Spartan6 FPGA (XC6SLX45T)</text:p>
            <text:p>&gt; Simple clocking resources</text:p>
            <text:p>&gt; 2Gbit DDR3</text:p>
          </table:table-cell>
          <table:table-cell table:number-columns-repeated="3"/>
          <table:table-cell table:number-columns-repeated="1019"/>
        </table:table-row>
        <table:table-row table:style-name="ro3">
          <table:table-cell table:style-name="ce7"/>
          <table:table-cell table:style-name="ce17"/>
          <table:table-cell table:number-columns-repeated="3"/>
          <table:table-cell table:number-columns-repeated="1019"/>
        </table:table-row>
        <table:table-row table:style-name="ro3">
          <table:table-cell table:style-name="ce6" office:value-type="string">
            <text:p>7S-WR-DIO5CH</text:p>
          </table:table-cell>
          <table:table-cell table:style-name="ce16" office:value-type="string">
            <text:p>FMC DIO 5CH TTL A</text:p>
          </table:table-cell>
          <table:table-cell table:style-name="ce23" office:value-type="float" office:value="2">
            <text:p>2</text:p>
          </table:table-cell>
          <table:table-cell table:style-name="ce36" office:value-type="currency" office:currency="EUR" office:value="450">
            <text:p><text:s/>450.00 € </text:p>
          </table:table-cell>
          <table:table-cell table:style-name="ce40" table:formula="of:=[.C13]*[.D13]" office:value-type="currency" office:currency="EUR" office:value="900">
            <text:p><text:s/>900.00 € </text:p>
          </table:table-cell>
          <table:table-cell table:style-name="ce48"/>
          <table:table-cell table:style-name="ce48" office:value-type="float" office:value="850">
            <text:p>850</text:p>
          </table:table-cell>
          <table:table-cell table:style-name="ce48" table:formula="of:=[.G13]/2" office:value-type="float" office:value="425">
            <text:p>425</text:p>
          </table:table-cell>
          <table:table-cell table:style-name="ce48" table:number-columns-repeated="249"/>
          <table:table-cell table:style-name="ce51" table:number-columns-repeated="767"/>
        </table:table-row>
        <table:table-row table:style-name="ro6">
          <table:table-cell table:style-name="ce7"/>
          <table:table-cell office:value-type="string">
            <text:p>5-bit port digital IO card in FMC form-factor. Each single-bit port can be configured individually as input or output. The I/Os that are on LEMO 00 connectors are TTL compatible.</text:p>
          </table:table-cell>
          <table:table-cell table:number-columns-repeated="3"/>
          <table:table-cell table:number-columns-repeated="1019"/>
        </table:table-row>
        <table:table-row table:style-name="ro3">
          <table:table-cell table:style-name="ce7"/>
          <table:table-cell table:style-name="ce17"/>
          <table:table-cell table:number-columns-repeated="3"/>
          <table:table-cell/>
          <table:table-cell office:value-type="string">
            <text:p>Precio Ofertado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TOTAL</text:p>
          </table:table-cell>
          <table:table-cell table:style-name="ce18"/>
          <table:table-cell table:style-name="ce27"/>
          <table:table-cell table:style-name="ce37"/>
          <table:table-cell table:style-name="ce45"/>
          <table:table-cell table:style-name="ce49" table:formula="of:=SUM([.E10:.E16])" office:value-type="currency" office:currency="EUR" office:value="2220">
            <text:p><text:s/>2,220.00 € </text:p>
          </table:table-cell>
          <table:table-cell table:style-name="ce50" table:formula="of:=+[.G13]+[.G10]" office:value-type="float" office:value="2100">
            <text:p>2100</text:p>
          </table:table-cell>
          <table:table-cell table:style-name="ce50"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>
            <text:p>7S-WRSK-SPEC4-S</text:p>
          </table:table-cell>
          <table:table-cell table:style-name="ce14" office:value-type="string">
            <text:p>STARTING KIT SPECv4 – STANDARD</text:p>
          </table:table-cell>
          <table:table-cell table:style-name="ce26"/>
          <table:table-cell table:style-name="ce35"/>
          <table:table-cell table:style-name="ce44"/>
          <table:table-cell table:style-name="ce47" table:number-columns-repeated="1019"/>
        </table:table-row>
        <table:table-row table:style-name="ro7">
          <table:table-cell/>
          <table:table-cell office:value-type="string">
            <text:p>Starting Kit recommended for standard use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6" table:formula="of:=IF([.A10]=0;&quot;&quot;;[.A10])" office:value-type="string" office:string-value="7S-WR-SPEC4">
            <text:p>7S-WR-SPEC4</text:p>
          </table:table-cell>
          <table:table-cell table:style-name="ce16" table:formula="of:=IF([.B10]=0;&quot;&quot;;[.B10])" office:value-type="string" office:string-value="Simple PCIe FMC carrier v4">
            <text:p>Simple PCIe FMC carrier v4</text:p>
          </table:table-cell>
          <table:table-cell table:style-name="ce23" table:formula="of:=IF([.C10]=0;&quot;&quot;;[.C10])" office:value-type="float" office:value="2">
            <text:p>2</text:p>
          </table:table-cell>
          <table:table-cell table:style-name="ce38" table:formula="of:=IF([.D10]=0;&quot;&quot;;[.D10])" office:value-type="currency" office:currency="EUR" office:value="660">
            <text:p><text:s/>660.00 € </text:p>
          </table:table-cell>
          <table:table-cell table:style-name="ce38" table:formula="of:=IF([.E10]=0;&quot;&quot;;[.E10])" office:value-type="currency" office:currency="EUR" office:value="1320">
            <text:p><text:s/>1,320.00 € </text:p>
          </table:table-cell>
          <table:table-cell table:style-name="ce48" table:number-columns-repeated="1019"/>
        </table:table-row>
        <table:table-row table:style-name="ro1">
          <table:table-cell table:style-name="ce9" table:formula="of:=IF([.A11]=0;&quot;&quot;;[.A11])">
            <text:p/>
          </table:table-cell>
          <table:table-cell table:style-name="ce19" table:formula="of:=IF([.B11]=0;&quot;&quot;;[.B11])" office:value-type="string" office:string-value="The FMC PCIe Carrier is an FMC carrier that can hold one FMC card and an SFP connector. &#10;&gt; 4-lane PCIe (Gennum GN4124)&#10;&gt; FMC slot with low pin count (LPC) connector&#10;&gt; 1 Xilinx Spartan6 FPGA (XC6SLX45T)&#10;&gt; Simple clocking resources&#10;&gt; 2Gbit DDR3">
            <text:p>The FMC PCIe Carrier is an FMC carrier that can hold one FMC card and an SFP connector. </text:p>
            <text:p>&gt; 4-lane PCIe (Gennum GN4124)</text:p>
            <text:p>&gt; FMC slot with low pin count (LPC) connector</text:p>
            <text:p>&gt; 1 Xilinx Spartan6 FPGA (XC6SLX45T)</text:p>
            <text:p>&gt; Simple clocking resources</text:p>
            <text:p>&gt; 2Gbit DDR3</text:p>
          </table:table-cell>
          <table:table-cell table:style-name="ce28" table:formula="of:=IF([.C11]=0;&quot;&quot;;[.C11])">
            <text:p/>
          </table:table-cell>
          <table:table-cell table:style-name="ce9" table:formula="of:=IF([.D11]=0;&quot;&quot;;[.D11])">
            <text:p/>
          </table:table-cell>
          <table:table-cell table:style-name="ce9" table:formula="of:=IF([.E11]=0;&quot;&quot;;[.E11])">
            <text:p/>
          </table:table-cell>
          <table:table-cell table:number-columns-repeated="1019"/>
        </table:table-row>
        <table:table-row table:style-name="ro3">
          <table:table-cell table:style-name="ce10" table:formula="of:=IF([.A12]=0;&quot;&quot;;[.A12])">
            <text:p/>
          </table:table-cell>
          <table:table-cell table:style-name="ce20" table:formula="of:=IF([.B12]=0;&quot;&quot;;[.B12])">
            <text:p/>
          </table:table-cell>
          <table:table-cell table:style-name="ce28" table:formula="of:=IF([.C12]=0;&quot;&quot;;[.C12])">
            <text:p/>
          </table:table-cell>
          <table:table-cell table:style-name="ce10" table:formula="of:=IF([.D12]=0;&quot;&quot;;[.D12])">
            <text:p/>
          </table:table-cell>
          <table:table-cell table:style-name="ce10" table:formula="of:=IF([.E12]=0;&quot;&quot;;[.E12])">
            <text:p/>
          </table:table-cell>
          <table:table-cell table:number-columns-repeated="1019"/>
        </table:table-row>
        <table:table-row table:style-name="ro3">
          <table:table-cell table:style-name="ce6" table:formula="of:=IF([.A13]=0;&quot;&quot;;[.A13])" office:value-type="string" office:string-value="7S-WR-DIO5CH">
            <text:p>7S-WR-DIO5CH</text:p>
          </table:table-cell>
          <table:table-cell table:style-name="ce16" table:formula="of:=IF([.B13]=0;&quot;&quot;;[.B13])" office:value-type="string" office:string-value="FMC DIO 5CH TTL A">
            <text:p>FMC DIO 5CH TTL A</text:p>
          </table:table-cell>
          <table:table-cell table:style-name="ce23" table:formula="of:=IF([.C13]=0;&quot;&quot;;[.C13])" office:value-type="float" office:value="2">
            <text:p>2</text:p>
          </table:table-cell>
          <table:table-cell table:style-name="ce38" table:formula="of:=IF([.D13]=0;&quot;&quot;;[.D13])" office:value-type="currency" office:currency="EUR" office:value="450">
            <text:p><text:s/>450.00 € </text:p>
          </table:table-cell>
          <table:table-cell table:style-name="ce38" table:formula="of:=IF([.E13]=0;&quot;&quot;;[.E13])" office:value-type="currency" office:currency="EUR" office:value="900">
            <text:p><text:s/>900.00 € </text:p>
          </table:table-cell>
          <table:table-cell table:style-name="ce48"/>
          <table:table-cell table:style-name="ce48" office:value-type="float" office:value="2100">
            <text:p>2100</text:p>
          </table:table-cell>
          <table:table-cell table:style-name="ce48" table:number-columns-repeated="250"/>
          <table:table-cell table:style-name="ce51" table:number-columns-repeated="767"/>
        </table:table-row>
        <table:table-row table:style-name="ro6">
          <table:table-cell table:style-name="ce9" table:formula="of:=IF([.A14]=0;&quot;&quot;;[.A14])">
            <text:p/>
          </table:table-cell>
          <table:table-cell table:style-name="ce19" table:formula="of:=IF([.B14]=0;&quot;&quot;;[.B14])" office:value-type="string" office:string-value="5-bit port digital IO card in FMC form-factor. Each single-bit port can be configured individually as input or output. The I/Os that are on LEMO 00 connectors are TTL compatible.">
            <text:p>5-bit port digital IO card in FMC form-factor. Each single-bit port can be configured individually as input or output. The I/Os that are on LEMO 00 connectors are TTL compatible.</text:p>
          </table:table-cell>
          <table:table-cell table:style-name="ce28" table:formula="of:=IF([.C14]=0;&quot;&quot;;[.C14])">
            <text:p/>
          </table:table-cell>
          <table:table-cell table:style-name="ce9" table:formula="of:=IF([.D14]=0;&quot;&quot;;[.D14])">
            <text:p/>
          </table:table-cell>
          <table:table-cell table:style-name="ce9" table:formula="of:=IF([.E14]=0;&quot;&quot;;[.E14])">
            <text:p/>
          </table:table-cell>
          <table:table-cell table:number-columns-repeated="1019"/>
        </table:table-row>
        <table:table-row table:style-name="ro3">
          <table:table-cell table:style-name="ce10" table:formula="of:=IF([.A15]=0;&quot;&quot;;[.A15])">
            <text:p/>
          </table:table-cell>
          <table:table-cell table:style-name="ce20" table:formula="of:=IF([.B15]=0;&quot;&quot;;[.B15])">
            <text:p/>
          </table:table-cell>
          <table:table-cell table:style-name="ce28" table:formula="of:=IF([.C15]=0;&quot;&quot;;[.C15])">
            <text:p/>
          </table:table-cell>
          <table:table-cell table:style-name="ce10" table:formula="of:=IF([.D15]=0;&quot;&quot;;[.D15])">
            <text:p/>
          </table:table-cell>
          <table:table-cell table:style-name="ce10" table:formula="of:=IF([.E15]=0;&quot;&quot;;[.E15])">
            <text:p/>
          </table:table-cell>
          <table:table-cell table:number-columns-repeated="1019"/>
        </table:table-row>
        <table:table-row table:style-name="ro8">
          <table:table-cell table:style-name="ce6" office:value-type="string">
            <text:p>7S-WR-SFP-OLT</text:p>
          </table:table-cell>
          <table:table-cell table:style-name="ce16" office:value-type="string">
            <text:p>AXGE-3454 OLT Tranceivers (1490TX/1310RX)</text:p>
          </table:table-cell>
          <table:table-cell table:style-name="ce23" office:value-type="float" office:value="1">
            <text:p>1</text:p>
          </table:table-cell>
          <table:table-cell table:style-name="ce36" office:value-type="currency" office:currency="EUR" office:value="70">
            <text:p><text:s/>70.00 € </text:p>
          </table:table-cell>
          <table:table-cell table:style-name="ce40" table:formula="of:=[.C27]*[.D27]" office:value-type="currency" office:currency="EUR" office:value="70">
            <text:p><text:s/>70.00 € </text:p>
          </table:table-cell>
          <table:table-cell table:style-name="ce48" table:number-columns-repeated="252"/>
          <table:table-cell table:style-name="ce51" table:number-columns-repeated="767"/>
        </table:table-row>
        <table:table-row table:style-name="ro9">
          <table:table-cell table:style-name="ce6" office:value-type="string">
            <text:p>7S-WR-SFP-ONU</text:p>
          </table:table-cell>
          <table:table-cell table:style-name="ce16" office:value-type="string">
            <text:p>AXGE-1254 ONU Tranceivers (1310TX/1490RX)</text:p>
          </table:table-cell>
          <table:table-cell table:style-name="ce23" office:value-type="float" office:value="1">
            <text:p>1</text:p>
          </table:table-cell>
          <table:table-cell table:style-name="ce36" office:value-type="currency" office:currency="EUR" office:value="30">
            <text:p><text:s/>30.00 € </text:p>
          </table:table-cell>
          <table:table-cell table:style-name="ce40" table:formula="of:=[.C28]*[.D28]" office:value-type="currency" office:currency="EUR" office:value="30">
            <text:p><text:s/>30.00 € </text:p>
          </table:table-cell>
          <table:table-cell table:style-name="ce48"/>
          <table:table-cell table:style-name="ce48" office:value-type="float" office:value="100">
            <text:p>100</text:p>
          </table:table-cell>
          <table:table-cell table:style-name="ce48" table:number-columns-repeated="250"/>
          <table:table-cell table:style-name="ce51" table:number-columns-repeated="767"/>
        </table:table-row>
        <table:table-row table:style-name="ro10">
          <table:table-cell/>
          <table:table-cell office:value-type="string">
            <text:p>&gt; 1.25G bi-directional single-fiber link </text:p>
            <text:p>&gt; Single LC receptacle </text:p>
            <text:p>&gt; 10km point-to-point transmission </text:p>
            <text:p>&gt; IEEE 802.3ah 1000BASE-BX10-U compliant 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11">
          <table:table-cell table:style-name="ce7" office:value-type="string">
            <text:p>7S-WR-OFC-LCE2K-2M</text:p>
          </table:table-cell>
          <table:table-cell table:style-name="ce17" office:value-type="string">
            <text:p>Optical Fiber Cable – 5 m</text:p>
          </table:table-cell>
          <table:table-cell office:value-type="float" office:value="1">
            <text:p>1</text:p>
          </table:table-cell>
          <table:table-cell table:style-name="ce39" office:value-type="float" office:value="16.7">
            <text:p>16.7</text:p>
          </table:table-cell>
          <table:table-cell table:formula="of:=[.C31]*[.D31]" office:value-type="currency" office:currency="EUR" office:value="16.7">
            <text:p><text:s/>16.70 € </text:p>
          </table:table-cell>
          <table:table-cell/>
          <table:table-cell office:value-type="float" office:value="30">
            <text:p>30</text:p>
          </table:table-cell>
          <table:table-cell table:number-columns-repeated="1017"/>
        </table:table-row>
        <table:table-row table:style-name="ro10">
          <table:table-cell/>
          <table:table-cell table:style-name="ce21" office:value-type="string">
            <text:p><text:span text:style-name="T1">&gt; LC connectors</text:span></text:p>
            <text:p><text:span text:style-name="T1">&gt; APC polish</text:span></text:p>
            <text:p><text:span text:style-name="T1">&gt; type G652D</text:span></text:p>
            <text:p><text:span text:style-name="T1">&gt; 9/125 μm</text:span></text:p>
          </table:table-cell>
          <table:table-cell table:number-columns-repeated="1022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>
          <table:table-cell table:style-name="ce8" office:value-type="string">
            <text:p>TOTAL</text:p>
          </table:table-cell>
          <table:table-cell table:style-name="ce18"/>
          <table:table-cell table:style-name="ce27"/>
          <table:table-cell table:style-name="ce37"/>
          <table:table-cell table:style-name="ce45"/>
          <table:table-cell table:style-name="ce49" table:formula="of:=SUM([.E21:.E34])" office:value-type="currency" office:currency="EUR" office:value="2336.7">
            <text:p><text:s/>2,336.70 € </text:p>
          </table:table-cell>
          <table:table-cell table:style-name="ce50" table:formula="of:=[.G24]+[.G28]+[.G31]" office:value-type="float" office:value="2230">
            <text:p>2230</text:p>
          </table:table-cell>
          <table:table-cell table:style-name="ce50"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>
            <text:p>7S-WRSK-SPEC4-A</text:p>
          </table:table-cell>
          <table:table-cell table:style-name="ce14" office:value-type="string">
            <text:p>STARTING KIT SPECv4 – ADVANCED</text:p>
          </table:table-cell>
          <table:table-cell table:style-name="ce26"/>
          <table:table-cell table:style-name="ce35"/>
          <table:table-cell table:style-name="ce44"/>
          <table:table-cell table:style-name="ce47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style-name="ce6" table:formula="of:=IF([.A21]=0;&quot;&quot;;[.A21])" office:value-type="string" office:string-value="7S-WR-SPEC4">
            <text:p>7S-WR-SPEC4</text:p>
          </table:table-cell>
          <table:table-cell table:style-name="ce6" table:formula="of:=IF([.B21]=0;&quot;&quot;;[.B21])" office:value-type="string" office:string-value="Simple PCIe FMC carrier v4">
            <text:p>Simple PCIe FMC carrier v4</text:p>
          </table:table-cell>
          <table:table-cell table:style-name="ce29" table:formula="of:=IF([.C21]=0;&quot;&quot;;[.C21])" office:value-type="float" office:value="2">
            <text:p>2</text:p>
          </table:table-cell>
          <table:table-cell table:style-name="ce40" table:formula="of:=IF([.D21]=0;&quot;&quot;;[.D21])" office:value-type="currency" office:currency="EUR" office:value="660">
            <text:p><text:s/>660.00 € </text:p>
          </table:table-cell>
          <table:table-cell table:style-name="ce40" table:formula="of:=IF([.E21]=0;&quot;&quot;;[.E21])" office:value-type="currency" office:currency="EUR" office:value="1320">
            <text:p><text:s/>1,320.00 € </text:p>
          </table:table-cell>
          <table:table-cell table:style-name="ce48" table:number-columns-repeated="252"/>
          <table:table-cell table:style-name="ce51" table:number-columns-repeated="767"/>
        </table:table-row>
        <table:table-row table:style-name="ro1">
          <table:table-cell table:formula="of:=IF([.A22]=0;&quot;&quot;;[.A22])">
            <text:p/>
          </table:table-cell>
          <table:table-cell table:style-name="ce3" table:formula="of:=IF([.B22]=0;&quot;&quot;;[.B22])" office:value-type="string" office:string-value="The FMC PCIe Carrier is an FMC carrier that can hold one FMC card and an SFP connector. &#10;&gt; 4-lane PCIe (Gennum GN4124)&#10;&gt; FMC slot with low pin count (LPC) connector&#10;&gt; 1 Xilinx Spartan6 FPGA (XC6SLX45T)&#10;&gt; Simple clocking resources&#10;&gt; 2Gbit DDR3">
            <text:p>The FMC PCIe Carrier is an FMC carrier that can hold one FMC card and an SFP connector. </text:p>
            <text:p>&gt; 4-lane PCIe (Gennum GN4124)</text:p>
            <text:p>&gt; FMC slot with low pin count (LPC) connector</text:p>
            <text:p>&gt; 1 Xilinx Spartan6 FPGA (XC6SLX45T)</text:p>
            <text:p>&gt; Simple clocking resources</text:p>
            <text:p>&gt; 2Gbit DDR3</text:p>
          </table:table-cell>
          <table:table-cell table:formula="of:=IF([.C22]=0;&quot;&quot;;[.C22])">
            <text:p/>
          </table:table-cell>
          <table:table-cell table:style-name="ce3" table:formula="of:=IF([.D22]=0;&quot;&quot;;[.D22])">
            <text:p/>
          </table:table-cell>
          <table:table-cell table:style-name="ce3" table:formula="of:=IF([.E22]=0;&quot;&quot;;[.E22])">
            <text:p/>
          </table:table-cell>
          <table:table-cell table:number-columns-repeated="1019"/>
        </table:table-row>
        <table:table-row table:style-name="ro3">
          <table:table-cell table:formula="of:=IF([.A23]=0;&quot;&quot;;[.A23])">
            <text:p/>
          </table:table-cell>
          <table:table-cell table:style-name="ce3" table:formula="of:=IF([.B23]=0;&quot;&quot;;[.B23])">
            <text:p/>
          </table:table-cell>
          <table:table-cell table:formula="of:=IF([.C23]=0;&quot;&quot;;[.C23])">
            <text:p/>
          </table:table-cell>
          <table:table-cell table:style-name="ce3" table:formula="of:=IF([.D23]=0;&quot;&quot;;[.D23])">
            <text:p/>
          </table:table-cell>
          <table:table-cell table:style-name="ce3" table:formula="of:=IF([.E23]=0;&quot;&quot;;[.E23])">
            <text:p/>
          </table:table-cell>
          <table:table-cell table:number-columns-repeated="1019"/>
        </table:table-row>
        <table:table-row table:style-name="ro12">
          <table:table-cell table:style-name="ce6" table:formula="of:=IF([.A24]=0;&quot;&quot;;[.A24])" office:value-type="string" office:string-value="7S-WR-DIO5CH">
            <text:p>7S-WR-DIO5CH</text:p>
          </table:table-cell>
          <table:table-cell table:style-name="ce6" table:formula="of:=IF([.B24]=0;&quot;&quot;;[.B24])" office:value-type="string" office:string-value="FMC DIO 5CH TTL A">
            <text:p>FMC DIO 5CH TTL A</text:p>
          </table:table-cell>
          <table:table-cell table:style-name="ce29" table:formula="of:=IF([.C24]=0;&quot;&quot;;[.C24])" office:value-type="float" office:value="2">
            <text:p>2</text:p>
          </table:table-cell>
          <table:table-cell table:style-name="ce40" table:formula="of:=IF([.D24]=0;&quot;&quot;;[.D24])" office:value-type="currency" office:currency="EUR" office:value="450">
            <text:p><text:s/>450.00 € </text:p>
          </table:table-cell>
          <table:table-cell table:style-name="ce40" table:formula="of:=IF([.E24]=0;&quot;&quot;;[.E24])" office:value-type="currency" office:currency="EUR" office:value="900">
            <text:p><text:s/>900.00 € </text:p>
          </table:table-cell>
          <table:table-cell table:style-name="ce48"/>
          <table:table-cell table:style-name="ce48" office:value-type="float" office:value="2100">
            <text:p>2100</text:p>
          </table:table-cell>
          <table:table-cell table:style-name="ce48" table:number-columns-repeated="250"/>
          <table:table-cell table:style-name="ce51" table:number-columns-repeated="767"/>
        </table:table-row>
        <table:table-row table:style-name="ro6">
          <table:table-cell table:formula="of:=IF([.A25]=0;&quot;&quot;;[.A25])">
            <text:p/>
          </table:table-cell>
          <table:table-cell table:style-name="ce3" table:formula="of:=IF([.B25]=0;&quot;&quot;;[.B25])" office:value-type="string" office:string-value="5-bit port digital IO card in FMC form-factor. Each single-bit port can be configured individually as input or output. The I/Os that are on LEMO 00 connectors are TTL compatible.">
            <text:p>5-bit port digital IO card in FMC form-factor. Each single-bit port can be configured individually as input or output. The I/Os that are on LEMO 00 connectors are TTL compatible.</text:p>
          </table:table-cell>
          <table:table-cell table:formula="of:=IF([.C25]=0;&quot;&quot;;[.C25])">
            <text:p/>
          </table:table-cell>
          <table:table-cell table:style-name="ce3" table:formula="of:=IF([.D25]=0;&quot;&quot;;[.D25])">
            <text:p/>
          </table:table-cell>
          <table:table-cell table:style-name="ce3" table:formula="of:=IF([.E25]=0;&quot;&quot;;[.E25])">
            <text:p/>
          </table:table-cell>
          <table:table-cell table:number-columns-repeated="1019"/>
        </table:table-row>
        <table:table-row table:style-name="ro3">
          <table:table-cell table:formula="of:=IF([.A26]=0;&quot;&quot;;[.A26])">
            <text:p/>
          </table:table-cell>
          <table:table-cell table:style-name="ce3" table:formula="of:=IF([.B26]=0;&quot;&quot;;[.B26])">
            <text:p/>
          </table:table-cell>
          <table:table-cell table:formula="of:=IF([.C26]=0;&quot;&quot;;[.C26])">
            <text:p/>
          </table:table-cell>
          <table:table-cell table:style-name="ce3" table:formula="of:=IF([.D26]=0;&quot;&quot;;[.D26])">
            <text:p/>
          </table:table-cell>
          <table:table-cell table:style-name="ce3" table:formula="of:=IF([.E26]=0;&quot;&quot;;[.E26])">
            <text:p/>
          </table:table-cell>
          <table:table-cell table:number-columns-repeated="1019"/>
        </table:table-row>
        <table:table-row table:style-name="ro13">
          <table:table-cell table:style-name="ce6" table:formula="of:=IF([.A27]=0;&quot;&quot;;[.A27])" office:value-type="string" office:string-value="7S-WR-SFP-OLT">
            <text:p>7S-WR-SFP-OLT</text:p>
          </table:table-cell>
          <table:table-cell table:style-name="ce16" table:formula="of:=IF([.B27]=0;&quot;&quot;;[.B27])" office:value-type="string" office:string-value="AXGE-3454 OLT Tranceivers (1490TX/1310RX)">
            <text:p>AXGE-3454 OLT Tranceivers (1490TX/1310RX)</text:p>
          </table:table-cell>
          <table:table-cell table:style-name="ce23" table:formula="of:=IF([.C27]=0;&quot;&quot;;[.C27])" office:value-type="float" office:value="1">
            <text:p>1</text:p>
          </table:table-cell>
          <table:table-cell table:style-name="ce36" table:formula="of:=IF([.D27]=0;&quot;&quot;;[.D27])" office:value-type="currency" office:currency="EUR" office:value="70">
            <text:p><text:s/>70.00 € </text:p>
          </table:table-cell>
          <table:table-cell table:style-name="ce40" table:formula="of:=IF([.E27]=0;&quot;&quot;;[.E27])" office:value-type="currency" office:currency="EUR" office:value="70">
            <text:p><text:s/>70.00 € </text:p>
          </table:table-cell>
          <table:table-cell table:style-name="ce48" table:number-columns-repeated="252"/>
          <table:table-cell table:style-name="ce51" table:number-columns-repeated="767"/>
        </table:table-row>
        <table:table-row table:style-name="ro13">
          <table:table-cell table:style-name="ce6" table:formula="of:=IF([.A28]=0;&quot;&quot;;[.A28])" office:value-type="string" office:string-value="7S-WR-SFP-ONU">
            <text:p>7S-WR-SFP-ONU</text:p>
          </table:table-cell>
          <table:table-cell table:style-name="ce16" table:formula="of:=IF([.B28]=0;&quot;&quot;;[.B28])" office:value-type="string" office:string-value="AXGE-1254 ONU Tranceivers (1310TX/1490RX)">
            <text:p>AXGE-1254 ONU Tranceivers (1310TX/1490RX)</text:p>
          </table:table-cell>
          <table:table-cell table:style-name="ce23" table:formula="of:=IF([.C28]=0;&quot;&quot;;[.C28])" office:value-type="float" office:value="1">
            <text:p>1</text:p>
          </table:table-cell>
          <table:table-cell table:style-name="ce36" table:formula="of:=IF([.D28]=0;&quot;&quot;;[.D28])" office:value-type="currency" office:currency="EUR" office:value="30">
            <text:p><text:s/>30.00 € </text:p>
          </table:table-cell>
          <table:table-cell table:style-name="ce40" table:formula="of:=IF([.E28]=0;&quot;&quot;;[.E28])" office:value-type="currency" office:currency="EUR" office:value="30">
            <text:p><text:s/>30.00 € </text:p>
          </table:table-cell>
          <table:table-cell table:style-name="ce48"/>
          <table:table-cell table:style-name="ce48" office:value-type="float" office:value="100">
            <text:p>100</text:p>
          </table:table-cell>
          <table:table-cell table:style-name="ce48" table:number-columns-repeated="250"/>
          <table:table-cell table:style-name="ce51" table:number-columns-repeated="767"/>
        </table:table-row>
        <table:table-row table:style-name="ro14">
          <table:table-cell table:formula="of:=IF([.A29]=0;&quot;&quot;;[.A29])">
            <text:p/>
          </table:table-cell>
          <table:table-cell table:formula="of:=IF([.B29]=0;&quot;&quot;;[.B29])" office:value-type="string" office:string-value="&gt; 1.25G bi-directional single-fiber link &#10;&gt; Single LC receptacle &#10;&gt; 10km point-to-point transmission &#10;&gt; IEEE 802.3ah 1000BASE-BX10-U compliant ">
            <text:p>&gt; 1.25G bi-directional single-fiber link </text:p>
            <text:p>&gt; Single LC receptacle </text:p>
            <text:p>&gt; 10km point-to-point transmission </text:p>
            <text:p>&gt; IEEE 802.3ah 1000BASE-BX10-U compliant 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3">
          <table:table-cell table:style-name="ce7" office:value-type="string">
            <text:p>7S-WR-OFR-E2K-5KM</text:p>
          </table:table-cell>
          <table:table-cell table:style-name="ce17" office:value-type="string">
            <text:p>Optical Fiber Reel - 5 km</text:p>
          </table:table-cell>
          <table:table-cell office:value-type="float" office:value="1">
            <text:p>1</text:p>
          </table:table-cell>
          <table:table-cell table:style-name="ce41" office:value-type="currency" office:currency="EUR" office:value="860">
            <text:p><text:s/>860.00 € </text:p>
          </table:table-cell>
          <table:table-cell table:style-name="Default"/>
          <table:table-cell/>
          <table:table-cell table:formula="of:=860*1.3" office:value-type="float" office:value="1118">
            <text:p>1118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&gt; E2K female connectors. APC polish</text:p>
            <text:p>&gt; type G652D</text:p>
            <text:p>&gt; Single mode, 9/125 μ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7S-WR-OFC-LCE2K-2M</text:p>
          </table:table-cell>
          <table:table-cell table:style-name="ce17" office:value-type="string">
            <text:p>Optical Fiber Cable – 2 m</text:p>
          </table:table-cell>
          <table:table-cell office:value-type="float" office:value="2">
            <text:p>2</text:p>
          </table:table-cell>
          <table:table-cell table:style-name="ce41" office:value-type="currency" office:currency="EUR" office:value="30.25">
            <text:p><text:s/>30.25 € </text:p>
          </table:table-cell>
          <table:table-cell table:style-name="Default"/>
          <table:table-cell/>
          <table:table-cell table:formula="of:=30.25*2*1.3" office:value-type="float" office:value="78.65">
            <text:p>78.65</text:p>
          </table:table-cell>
          <table:table-cell table:number-columns-repeated="1017"/>
        </table:table-row>
        <table:table-row table:style-name="ro16">
          <table:table-cell/>
          <table:table-cell table:style-name="ce21" office:value-type="string">
            <text:p><text:span text:style-name="T1">&gt; LC connector</text:span></text:p>
            <text:p><text:span text:style-name="T1">&gt; E2K connector</text:span></text:p>
            <text:p><text:span text:style-name="T1">&gt; APC polish</text:span></text:p>
            <text:p><text:span text:style-name="T1">&gt; type G652D</text:span></text:p>
            <text:p><text:span text:style-name="T1">&gt; 9/125 μm</text:span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7">
          <table:table-cell table:style-name="ce11"/>
          <table:table-cell table:style-name="ce22" office:value-type="string">
            <text:p>TOTAL</text:p>
          </table:table-cell>
          <table:table-cell table:style-name="ce30"/>
          <table:table-cell table:style-name="ce42"/>
          <table:table-cell table:style-name="ce46"/>
          <table:table-cell table:style-name="ce11"/>
          <table:table-cell table:style-name="ce11" table:formula="of:=[.G52]+[.G49]+[.G46]+[.G42]" office:value-type="float" office:value="3396.65">
            <text:p>3396.65</text:p>
          </table:table-cell>
          <table:table-cell table:style-name="ce11"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SHARED_FORMULA_0_20_0_20_0" table:base-cell-address="$AXN.$A$21" table:expression="IF([.A10]=0;&quot;&quot;;[.A10])"/>
        <table:named-expression table:name="SHARED_FORMULA_0_38_0_38_0" table:base-cell-address="$AXN.$A$39" table:expression="IF([.A21]=0;&quot;&quot;;[.A2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132P0" style:volatile="true">
      <number:text> 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32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32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XN" style:display-name="PageStyle_AX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enoit </dc:creator>
    <dc:date>2012-04-25T13:45:39</dc:date>
    <meta:document-statistic meta:table-count="1" meta:cell-count="168" meta:object-count="0"/>
    <meta:generator>LibreOffice/3.5$Linux_x86 LibreOffice_project/350m1$Build-202</meta:generator>
  </office:meta>
</office:document-meta>
</file>